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Verdana" fo:font-size="14pt" fo:font-weight="normal" style:font-size-asian="14pt" style:font-weight-asian="normal" style:font-size-complex="14pt" style:font-weight-complex="normal"/>
    </style:style>
    <style:style style:name="T1" style:family="text">
      <style:text-properties fo:color="#ff0000" style:font-name="Verdana" fo:font-size="14pt" fo:font-weight="normal" style:font-size-asian="14pt" style:font-weight-asian="normal" style:font-size-complex="14pt" style:font-weight-complex="normal"/>
    </style:style>
    <style:style style:name="T2" style:family="text">
      <style:text-properties style:font-name="Verdana" fo:font-size="14pt" fo:font-weight="bold" style:font-size-asian="14pt" style:font-weight-asian="bold" style:font-size-complex="14pt" style:font-weight-complex="bold"/>
    </style:style>
    <style:style style:name="T3" style:family="text">
      <style:text-properties style:font-name="Verdana" fo:font-size="14pt" fo:font-weight="bold" fo:background-color="#81d41a" style:font-size-asian="14pt" style:font-weight-asian="bold" style:font-size-complex="14pt" style:font-weight-complex="bold" loext:char-shading-value="0"/>
    </style:style>
    <style:style style:name="T4" style:family="text">
      <style:text-properties style:font-name="Verdana" fo:font-size="14pt" fo:font-weight="bold" fo:background-color="#81d41a" style:font-size-asian="14pt" style:font-weight-asian="bold" style:font-size-complex="14pt" style:font-weight-complex="bold" loext:char-shading-value="0"/>
    </style:style>
    <style:style style:name="T5" style:family="text">
      <style:text-properties style:font-name="Verdana" fo:font-size="14pt" fo:font-weight="bold" fo:background-color="#66ff66" style:font-size-asian="14pt" style:font-weight-asian="bold" style:font-size-complex="14pt" style:font-weight-complex="bold"/>
    </style:style>
    <style:style style:name="T6" style:family="text">
      <style:text-properties style:font-name="Verdana" fo:font-size="14pt" fo:font-weight="bold" fo:background-color="#66ff66" style:font-size-asian="14pt" style:font-weight-asian="bold" style:font-size-complex="14pt" style:font-weight-complex="bold" loext:char-shading-value="0"/>
    </style:style>
    <style:style style:name="T7" style:family="text">
      <style:text-properties style:font-name="Verdana" fo:font-size="14pt" fo:font-weight="normal" style:font-size-asian="14pt" style:font-weight-asian="normal" style:font-size-complex="14pt" style:font-weight-complex="normal"/>
    </style:style>
    <style:style style:name="T8" style:family="text">
      <style:text-properties style:font-name="Verdana" fo:font-size="36pt" fo:font-weight="bold" style:font-size-asian="36pt" style:font-weight-asian="bold" style:font-size-complex="36pt" style:font-weight-complex="bold"/>
    </style:style>
    <style:style style:name="T9" style:family="text">
      <style:text-properties style:font-name="Verdana" fo:font-size="22pt" fo:font-weight="bold" style:font-size-asian="22pt" style:font-weight-asian="bold" style:font-size-complex="22pt" style:font-weight-complex="bold"/>
    </style:style>
    <style:style style:name="T10" style:family="text">
      <style:text-properties style:font-name="Verdana" fo:font-size="16pt" fo:font-weight="bold" style:font-size-asian="16pt" style:font-weight-asian="bold" style:font-size-complex="16pt" style:font-weight-complex="bold"/>
    </style:style>
    <style:style style:name="T11" style:family="text">
      <style:text-properties fo:color="#000000" style:font-name="Verdana" fo:font-size="14pt" fo:font-weight="normal" style:font-size-asian="14pt" style:font-weight-asian="normal" style:font-size-complex="14pt" style:font-weight-complex="normal"/>
    </style:style>
    <style:style style:name="T12" style:family="text">
      <style:text-properties fo:color="#000000" style:font-name="Verdana"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fo:color="#ff3333" style:font-name="Verdana" fo:font-size="36pt" fo:font-weight="bold" style:font-size-asian="36pt" style:font-weight-asian="bold" style:font-size-complex="36pt" style:font-weight-complex="bold"/>
    </style:style>
    <style:style style:name="T14" style:family="text">
      <style:text-properties fo:color="#ff3333" style:font-name="Verdana" fo:font-size="22pt" fo:font-weight="bold" style:font-size-asian="22pt" style:font-weight-asian="bold" style:font-size-complex="22pt" style:font-weight-complex="bold"/>
    </style:style>
    <style:style style:name="T15" style:family="text">
      <style:text-properties fo:color="#ff3333" style:font-name="Verdana"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Übungsaufgaben aus der Praxis <text:line-break/><text:line-break/></text:span><text:span text:style-name="T5">Bis 13 Uhr</text:span></text:p>
      <text:p text:style-name="Standard"><text:span text:style-name="T6">Morgen geht es spannend weiter mit:</text:span></text:p>
      <text:p text:style-name="Standard"><text:span text:style-name="T2"><text:line-break/><text:line-break/></text:span><text:span text:style-name="Absatz-Standardschriftart"><text:span text:style-name="T15">Cyber</text:span></text:span><text:span text:style-name="Absatz-Standardschriftart"><text:span text:style-name="T10">dialoge über<text:line-break/></text:span></text:span><text:span text:style-name="Absatz-Standardschriftart"><text:span text:style-name="T15">Cyber</text:span></text:span><text:span text:style-name="Absatz-Standardschriftart"><text:span text:style-name="T10">abwehrstrategien im<text:line-break/></text:span></text:span><text:span text:style-name="Absatz-Standardschriftart"><text:span text:style-name="T15">Cyber</text:span></text:span><text:span text:style-name="Absatz-Standardschriftart"><text:span text:style-name="T10">space<text:line-break/></text:span></text:span><text:span text:style-name="T2"><text:line-break/><text:line-break/></text:span><text:span text:style-name="T7">1. Sie beginnen einen neuen Job als Administrator/in. Als erstes möchten Sie Ihr neues System kennenlernen und zunächst die Kernel Version <text:s/>prüfen. Welchen Befehl nutzen Sie dazu?<text:line-break/><text:line-break/><text:line-break/><text:line-break/>2. Als nächstes möchten Sie herausfinden, wie lange das System schon läuft. Welchen Befehl nutzen Sie dazu?<text:line-break/><text:line-break/><text:line-break/><text:line-break/>3. Jetzt interessiert Sie der Name Ihres neuen Systems. Welchen Befehl nutzen Sie dazu?<text:line-break/><text:line-break/><text:line-break/><text:line-break/>4. Welchen Befehl nutzen Sie, um sich die IP-Adresse(n) anzeigen zu lassen?<text:line-break/><text:line-break/><text:line-break/><text:line-break/>5. Jetzt möchten Sie herausfinden wann das System zuletzt neugestartet wurde. Welchen Befehl nutzen Sie dazu?<text:line-break/><text:line-break/><text:line-break/><text:line-break/>6. Sie möchten einige Parameter zu dem Befehl history herausfinden. Welchen Befehl nutzen Sie dazu?<text:line-break/><text:line-break/><text:line-break/><text:line-break/></text:span><text:soft-page-break/><text:span text:style-name="T7">7. Mit welchem Befehl können Sie sich Kernel-Meldungen zum Boot-Vorgang anzeigen lassen?<text:line-break/><text:line-break/><text:line-break/><text:line-break/>8. Mit welchem Befehl lassen Sie sich den Arbeitsspeicher anzeigen?<text:line-break/><text:line-break/><text:line-break/><text:line-break/><text:line-break/>9. Mit welchem Befehl lassen Sie sich den freien Arbeitsspeicher anzeigen?<text:line-break/><text:line-break/></text:span><text:span text:style-name="T1"><text:line-break/><text:line-break/></text:span><text:span text:style-name="T11">10. Mit welchem Befehl lassen Sie sich PCI-Geräte anzeigen?<text:line-break/><text:line-break/><text:line-break/><text:line-break/>11. Mit welchem Befehl lassen Sie sich USB-Geräte anzeigen?<text:line-break/><text:line-break/><text:line-break/><text:line-break/>12. Mit welchem Befehl können Sie sich die Prozesse anzeigen lassen, die am meisten CPU-Last verursachen?<text:line-break/><text:line-break/><text:line-break/><text:line-break/>13. Jetzt möchten Sie prüfen welche user-ID Sie haben und in welchen Gruppen Sie sind. Welcher Befehl ist geeignet?<text:line-break/><text:line-break/><text:line-break/><text:line-break/>14. Welcher Befehl zeigt Ihnen wer noch auf Ihrem System eingelogt ist?<text:line-break/><text:line-break/><text:line-break/><text:line-break/>15. Mit welchem Befehl fügen Sie die neue Gruppe linuxpro mit der GID 42 hinzu?<text:line-break/><text:line-break/></text:span><text:soft-page-break/><text:span text:style-name="T11"><text:line-break/><text:line-break/>16. Mit welchem Befehl fügen Sie den bestehenden Nutzer heike in die neue Gruppe hinzu?<text:line-break/><text:line-break/><text:line-break/><text:line-break/>17. Mit welchem Befehl legen Sie den neuen Nutzer sabine mit Home-Verzeichnis an?<text:line-break/><text:line-break/> <text:line-break/><text:line-break/>18. Was passiert wenn Sie den Befehl sysctl</text:span><text:span text:style-name="T12"> -a</text:span><text:span text:style-name="T11"> ausführen?<text:line-break/><text:line-break/><text:line-break/><text:line-break/>19. Was bedeuten die runlevel 5 und 6?<text:line-break/><text:line-break/><text:line-break/><text:line-break/>20. Mit welchem Befehl lassen Sie sich den aktuellen Runlevel anzeigen?<text:line-break/><text:line-break/><text:line-break/><text:line-break/>21. Welcher Befehl zeigt alle vom Kernel geladenen Module?<text:line-break/><text:line-break/><text:line-break/><text:line-break/>22. Mit welchem Befehl können Sie das Modul isdn laden?<text:line-break/><text:line-break/><text:line-break/><text:line-break/>23. Was wird durch Eingabe von echo $$ angezeigt?<text:line-break/><text:line-break/><text:line-break/><text:line-break/>24. Es laufen 2 Prozesse, einer mit einem Nice-Level von 5 und einer mit Level -5. Welcher wird mit höherer Priorität ausgeführt?<text:line-break/></text:span><text:span text:style-name="T1"> </text:span><text:span text:style-name="T11"><text:line-break/><text:line-break/><text:line-break/></text:span><text:soft-page-break/><text:span text:style-name="T11">25. Welches Nice-Level entspricht der höchsten Priorität?<text:line-break/><text:line-break/><text:line-break/><text:line-break/>26. Was passiert mit einem Prozess nach Eingabe von STRG + Z<text:line-break/><text:line-break/><text:line-break/><text:line-break/><text:line-break/>27. Was passiert mit diesem Prozess nach Eingabe von bg?<text:line-break/></text:span><text:span text:style-name="T1"><text:line-break/></text:span><text:span text:style-name="T11"><text:line-break/><text:line-break/>28. Wie können Sie sich die Hintergrundprozesse anzeigen lassen?</text:span></text:p>
      <text:p text:style-name="P1"/>
      <text:p text:style-name="P1"><text:line-break/><text:line-break/>29. Mit welchem Befehl können Sie job Nr. 2 in den Vordergrund holen?<text:line-break/><text:line-break/><text:line-break/><text:line-break/>30. Zum Feierabend wollen Sie einen langwierigen Prozess, z.B. eine Datensicherung starten. Welcher Befehl hilft Ihnen dabei Feierabend zu machen, aber sich trotzdem vom System abmelden zu können, während die Datensicherung über Nacht läuft?<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ource_20_Text" style:display-name="Source Text" style:family="text">
      <style:text-properties style:font-name="Courier New" style:font-name-asian="NSimSun" style:font-name-complex="Courier New"/>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23T07:31:18.46</meta:creation-date>
    <dc:date>2020-06-09T11:49:13.36</dc:date>
    <meta:editing-duration>PT4H2M4S</meta:editing-duration>
    <meta:editing-cycles>8</meta:editing-cycles>
    <meta:generator>OpenOffice/4.1.7$Win32 OpenOffice.org_project/417m1$Build-9800</meta:generator>
    <meta:print-date>2019-09-23T09:19:32.96</meta:print-date>
    <meta:document-statistic meta:table-count="0" meta:image-count="0" meta:object-count="0" meta:page-count="4" meta:paragraph-count="4" meta:word-count="424" meta:character-count="2800"/>
  </office:meta>
</office:document-meta>
</file>